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officeooo:rsid="00106b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Omar faruk</text:p>
      <text:p text:style-name="P2">Registration Number:2019831055</text:p>
      <text:p text:style-name="P2">SWE 12<text:span text:style-name="T1">5</text:span></text:p>
      <text:p text:style-name="P2">Part:A</text:p>
      <text:p text:style-name="P1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09:06:28.107994677</meta:creation-date>
    <meta:generator>LibreOffice/6.4.7.2$Linux_X86_64 LibreOffice_project/40$Build-2</meta:generator>
    <dc:date>2021-08-23T09:36:53.059208097</dc:date>
    <meta:editing-duration>PT18M4S</meta:editing-duration>
    <meta:editing-cycles>5</meta:editing-cycles>
    <meta:document-statistic meta:table-count="0" meta:image-count="0" meta:object-count="0" meta:page-count="1" meta:paragraph-count="5" meta:word-count="8" meta:character-count="178" meta:non-whitespace-character-count="175"/>
  </office:meta>
</office:document-meta>
</file>